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4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1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 style:data-style-name="N99"/>
    <style:style style:name="ce4" style:family="table-cell" style:parent-style-name="Default" style:data-style-name="N121"/>
    <style:style style:name="ce5" style:family="table-cell" style:parent-style-name="Default" style:data-style-name="N99"/>
    <style:style style:name="ce6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datasetRH" table:style-name="ta1">
        <table:table-column table:style-name="co1" table:default-cell-style-name="Default"/>
        <table:table-column table:style-name="co2" table:default-cell-style-name="ce5"/>
        <table:table-column table:style-name="co2" table:number-columns-repeated="12" table:default-cell-style-name="Default"/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2</text:p>
          </table:table-cell>
          <table:table-cell table:style-name="Default" office:value-type="string" calcext:value-type="string">
            <text:p>Non Aff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06307912279819" calcext:value-type="float">
            <text:p>0.806307912279819</text:p>
          </table:table-cell>
          <table:table-cell office:value-type="string" calcext:value-type="string">
            <text:p>NRMSE:</text:p>
          </table:table-cell>
          <table:table-cell office:value-type="float" office:value="0.931493704954763" calcext:value-type="float">
            <text:p>0.9314937049547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01679468399949" calcext:value-type="float">
            <text:p>0.801679468399949</text:p>
          </table:table-cell>
          <table:table-cell office:value-type="string" calcext:value-type="string">
            <text:p>NRMSE:</text:p>
          </table:table-cell>
          <table:table-cell office:value-type="float" office:value="0.929856686397285" calcext:value-type="float">
            <text:p>0.9298566863972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769610143909428" calcext:value-type="float">
            <text:p>0.769610143909428</text:p>
          </table:table-cell>
          <table:table-cell office:value-type="string" calcext:value-type="string">
            <text:p>NRMSE:</text:p>
          </table:table-cell>
          <table:table-cell office:value-type="float" office:value="0.918514196204175" calcext:value-type="float">
            <text:p>0.918514196204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30032133554434" calcext:value-type="float">
            <text:p>0.830032133554434</text:p>
          </table:table-cell>
          <table:table-cell office:value-type="string" calcext:value-type="string">
            <text:p>NRMSE:</text:p>
          </table:table-cell>
          <table:table-cell office:value-type="float" office:value="0.939884644003886" calcext:value-type="float">
            <text:p>0.9398846440038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73384675695271" calcext:value-type="float">
            <text:p>0.73384675695271</text:p>
          </table:table-cell>
          <table:table-cell office:value-type="string" calcext:value-type="string">
            <text:p>NRMSE:</text:p>
          </table:table-cell>
          <table:table-cell office:value-type="float" office:value="0.905865165634515" calcext:value-type="float">
            <text:p>0.905865165634515</text:p>
          </table:table-cell>
          <table:table-cell/>
          <table:table-cell office:value-type="string" calcext:value-type="string">
            <text:p>MEAN</text:p>
          </table:table-cell>
          <table:table-cell table:style-name="ce6" table:formula="of:=AVERAGE([.G3:.G12])" office:value-type="float" office:value="0.814689225403472" calcext:value-type="float">
            <text:p>0.815</text:p>
          </table:table-cell>
          <table:table-cell/>
          <table:table-cell office:value-type="string" calcext:value-type="string">
            <text:p>cat datasetRHF2NonAffine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51777781108147" calcext:value-type="float">
            <text:p>0.851777781108147</text:p>
          </table:table-cell>
          <table:table-cell office:value-type="string" calcext:value-type="string">
            <text:p>NRMSE:</text:p>
          </table:table-cell>
          <table:table-cell office:value-type="float" office:value="0.947575788050082" calcext:value-type="float">
            <text:p>0.947575788050082</text:p>
          </table:table-cell>
          <table:table-cell/>
          <table:table-cell office:value-type="string" calcext:value-type="string">
            <text:p>STD</text:p>
          </table:table-cell>
          <table:table-cell table:style-name="ce6" table:formula="of:=STDEV([.G3:.G12])" office:value-type="float" office:value="0.0395032233245985" calcext:value-type="float">
            <text:p>0.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40356968726741" calcext:value-type="float">
            <text:p>0.840356968726741</text:p>
          </table:table-cell>
          <table:table-cell office:value-type="string" calcext:value-type="string">
            <text:p>NRMSE:</text:p>
          </table:table-cell>
          <table:table-cell office:value-type="float" office:value="0.943536399803169" calcext:value-type="float">
            <text:p>0.943536399803169</text:p>
          </table:table-cell>
          <table:table-cell/>
          <table:table-cell office:value-type="string" calcext:value-type="string">
            <text:p>MAX</text:p>
          </table:table-cell>
          <table:table-cell table:style-name="ce6" table:formula="of:=MAX([.G3:.G12])" office:value-type="float" office:value="0.859458321130414" calcext:value-type="float">
            <text:p>0.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59458321130414" calcext:value-type="float">
            <text:p>0.859458321130414</text:p>
          </table:table-cell>
          <table:table-cell office:value-type="string" calcext:value-type="string">
            <text:p>NRMSE:</text:p>
          </table:table-cell>
          <table:table-cell office:value-type="float" office:value="0.950292292100739" calcext:value-type="float">
            <text:p>0.950292292100739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45140211453043" calcext:value-type="float">
            <text:p>0.845140211453043</text:p>
          </table:table-cell>
          <table:table-cell office:value-type="string" calcext:value-type="string">
            <text:p>NRMSE:</text:p>
          </table:table-cell>
          <table:table-cell office:value-type="float" office:value="0.945228168637601" calcext:value-type="float">
            <text:p>0.94522816863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08682556520037" calcext:value-type="float">
            <text:p>0.808682556520037</text:p>
          </table:table-cell>
          <table:table-cell office:value-type="string" calcext:value-type="string">
            <text:p>NRMSE:</text:p>
          </table:table-cell>
          <table:table-cell office:value-type="float" office:value="0.932333584791171" calcext:value-type="float">
            <text:p>0.932333584791171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2</text:p>
          </table:table-cell>
          <table:table-cell table:style-name="Default" office:value-type="string" calcext:value-type="string">
            <text:p>Aff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61274112483715" calcext:value-type="float">
            <text:p>0.861274112483715</text:p>
          </table:table-cell>
          <table:table-cell office:value-type="string" calcext:value-type="string">
            <text:p>NRMSE:</text:p>
          </table:table-cell>
          <table:table-cell office:value-type="float" office:value="0.950934513162291" calcext:value-type="float">
            <text:p>0.9509345131622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701385705007" calcext:value-type="float">
            <text:p>0.8701385705007</text:p>
          </table:table-cell>
          <table:table-cell office:value-type="string" calcext:value-type="string">
            <text:p>NRMSE:</text:p>
          </table:table-cell>
          <table:table-cell office:value-type="float" office:value="0.954069753137632" calcext:value-type="float">
            <text:p>0.9540697531376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6370377011188" calcext:value-type="float">
            <text:p>0.86370377011188</text:p>
          </table:table-cell>
          <table:table-cell office:value-type="string" calcext:value-type="string">
            <text:p>NRMSE:</text:p>
          </table:table-cell>
          <table:table-cell office:value-type="float" office:value="0.951793850496578" calcext:value-type="float">
            <text:p>0.9517938504965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757943252102149" calcext:value-type="float">
            <text:p>0.757943252102149</text:p>
          </table:table-cell>
          <table:table-cell office:value-type="string" calcext:value-type="string">
            <text:p>NRMSE:</text:p>
          </table:table-cell>
          <table:table-cell office:value-type="float" office:value="0.914387772962948" calcext:value-type="float">
            <text:p>0.9143877729629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78430132640125" calcext:value-type="float">
            <text:p>0.78430132640125</text:p>
          </table:table-cell>
          <table:table-cell office:value-type="string" calcext:value-type="string">
            <text:p>NRMSE:</text:p>
          </table:table-cell>
          <table:table-cell office:value-type="float" office:value="0.923710270520862" calcext:value-type="float">
            <text:p>0.923710270520862</text:p>
          </table:table-cell>
          <table:table-cell/>
          <table:table-cell office:value-type="string" calcext:value-type="string">
            <text:p>MEAN</text:p>
          </table:table-cell>
          <table:table-cell table:style-name="ce6" table:formula="of:=AVERAGE([.G15:.G24])" office:value-type="float" office:value="0.815480007466211" calcext:value-type="float">
            <text:p>0.815</text:p>
          </table:table-cell>
          <table:table-cell/>
          <table:table-cell office:value-type="string" calcext:value-type="string">
            <text:p>cat datasetRHF2Affine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01959369193672" calcext:value-type="float">
            <text:p>0.801959369193672</text:p>
          </table:table-cell>
          <table:table-cell office:value-type="string" calcext:value-type="string">
            <text:p>NRMSE:</text:p>
          </table:table-cell>
          <table:table-cell office:value-type="float" office:value="0.929955683556043" calcext:value-type="float">
            <text:p>0.929955683556043</text:p>
          </table:table-cell>
          <table:table-cell/>
          <table:table-cell office:value-type="string" calcext:value-type="string">
            <text:p>STD</text:p>
          </table:table-cell>
          <table:table-cell table:style-name="ce6" table:formula="of:=STDEV([.G15:.G24])" office:value-type="float" office:value="0.0439872675504149" calcext:value-type="float">
            <text:p>0.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64269271762287" calcext:value-type="float">
            <text:p>0.864269271762287</text:p>
          </table:table-cell>
          <table:table-cell office:value-type="string" calcext:value-type="string">
            <text:p>NRMSE:</text:p>
          </table:table-cell>
          <table:table-cell office:value-type="float" office:value="0.951993860849956" calcext:value-type="float">
            <text:p>0.951993860849956</text:p>
          </table:table-cell>
          <table:table-cell/>
          <table:table-cell office:value-type="string" calcext:value-type="string">
            <text:p>MAX</text:p>
          </table:table-cell>
          <table:table-cell table:style-name="ce6" table:formula="of:=MAX([.G15:.G24])" office:value-type="float" office:value="0.8701385705007" calcext:value-type="float">
            <text:p>0.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79289819264308" calcext:value-type="float">
            <text:p>0.79289819264308</text:p>
          </table:table-cell>
          <table:table-cell office:value-type="string" calcext:value-type="string">
            <text:p>NRMSE:</text:p>
          </table:table-cell>
          <table:table-cell office:value-type="float" office:value="0.926750866872314" calcext:value-type="float">
            <text:p>0.9267508668723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777017298189819" calcext:value-type="float">
            <text:p>0.777017298189819</text:p>
          </table:table-cell>
          <table:table-cell office:value-type="string" calcext:value-type="string">
            <text:p>NRMSE:</text:p>
          </table:table-cell>
          <table:table-cell office:value-type="float" office:value="0.921134007382581" calcext:value-type="float">
            <text:p>0.9211340073825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781294911273561" calcext:value-type="float">
            <text:p>0.781294911273561</text:p>
          </table:table-cell>
          <table:table-cell office:value-type="string" calcext:value-type="string">
            <text:p>NRMSE:</text:p>
          </table:table-cell>
          <table:table-cell office:value-type="float" office:value="0.922646941790245" calcext:value-type="float">
            <text:p>0.92264694179024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5</text:p>
          </table:table-cell>
          <table:table-cell table:style-name="Default" office:value-type="string" calcext:value-type="string">
            <text:p>Non Aff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26518197278743" calcext:value-type="float">
            <text:p>0.826518197278743</text:p>
          </table:table-cell>
          <table:table-cell office:value-type="string" calcext:value-type="string">
            <text:p>NRMSE:</text:p>
          </table:table-cell>
          <table:table-cell office:value-type="float" office:value="0.938641811846382" calcext:value-type="float">
            <text:p>0.938641811846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31138864875543" calcext:value-type="float">
            <text:p>0.831138864875543</text:p>
          </table:table-cell>
          <table:table-cell office:value-type="string" calcext:value-type="string">
            <text:p>NRMSE:</text:p>
          </table:table-cell>
          <table:table-cell office:value-type="float" office:value="0.940276080036777" calcext:value-type="float">
            <text:p>0.940276080036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39073863522024" calcext:value-type="float">
            <text:p>0.839073863522024</text:p>
          </table:table-cell>
          <table:table-cell office:value-type="string" calcext:value-type="string">
            <text:p>NRMSE:</text:p>
          </table:table-cell>
          <table:table-cell office:value-type="float" office:value="0.943082582691882" calcext:value-type="float">
            <text:p>0.9430825826918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793939322725892" calcext:value-type="float">
            <text:p>0.793939322725892</text:p>
          </table:table-cell>
          <table:table-cell office:value-type="string" calcext:value-type="string">
            <text:p>NRMSE:</text:p>
          </table:table-cell>
          <table:table-cell office:value-type="float" office:value="0.927119100626584" calcext:value-type="float">
            <text:p>0.9271191006265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24634292955902" calcext:value-type="float">
            <text:p>0.824634292955902</text:p>
          </table:table-cell>
          <table:table-cell office:value-type="string" calcext:value-type="string">
            <text:p>NRMSE:</text:p>
          </table:table-cell>
          <table:table-cell office:value-type="float" office:value="0.937975500140537" calcext:value-type="float">
            <text:p>0.937975500140537</text:p>
          </table:table-cell>
          <table:table-cell/>
          <table:table-cell office:value-type="string" calcext:value-type="string">
            <text:p>MEAN</text:p>
          </table:table-cell>
          <table:table-cell table:style-name="ce6" table:formula="of:=AVERAGE([.G28:.G37])" office:value-type="float" office:value="0.818269014036286" calcext:value-type="float">
            <text:p>0.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14300311005776" calcext:value-type="float">
            <text:p>0.814300311005776</text:p>
          </table:table-cell>
          <table:table-cell office:value-type="string" calcext:value-type="string">
            <text:p>NRMSE:</text:p>
          </table:table-cell>
          <table:table-cell office:value-type="float" office:value="0.934320509248548" calcext:value-type="float">
            <text:p>0.934320509248548</text:p>
          </table:table-cell>
          <table:table-cell/>
          <table:table-cell office:value-type="string" calcext:value-type="string">
            <text:p>STD</text:p>
          </table:table-cell>
          <table:table-cell table:style-name="ce6" table:formula="of:=STDEV([.G28:.G37])" office:value-type="float" office:value="0.015461476684513" calcext:value-type="float">
            <text:p>0.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15341107083227" calcext:value-type="float">
            <text:p>0.815341107083227</text:p>
          </table:table-cell>
          <table:table-cell office:value-type="string" calcext:value-type="string">
            <text:p>NRMSE:</text:p>
          </table:table-cell>
          <table:table-cell office:value-type="float" office:value="0.934688624869599" calcext:value-type="float">
            <text:p>0.934688624869599</text:p>
          </table:table-cell>
          <table:table-cell/>
          <table:table-cell office:value-type="string" calcext:value-type="string">
            <text:p>MAX</text:p>
          </table:table-cell>
          <table:table-cell table:style-name="ce6" table:formula="of:=MAX([.G28:.G37])" office:value-type="float" office:value="0.839073863522024" calcext:value-type="float">
            <text:p>0.839</text:p>
          </table:table-cell>
          <table:table-cell/>
          <table:table-cell office:value-type="string" calcext:value-type="string">
            <text:p>cat datasetRHF5NonAffine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7982109909277" calcext:value-type="float">
            <text:p>0.7982109909277</text:p>
          </table:table-cell>
          <table:table-cell office:value-type="string" calcext:value-type="string">
            <text:p>NRMSE:</text:p>
          </table:table-cell>
          <table:table-cell office:value-type="float" office:value="0.928629932409198" calcext:value-type="float">
            <text:p>0.928629932409198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34282238592343" calcext:value-type="float">
            <text:p>0.834282238592343</text:p>
          </table:table-cell>
          <table:table-cell office:value-type="string" calcext:value-type="string">
            <text:p>NRMSE:</text:p>
          </table:table-cell>
          <table:table-cell office:value-type="float" office:value="0.941387849184476" calcext:value-type="float">
            <text:p>0.9413878491844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05250951395707" calcext:value-type="float">
            <text:p>0.805250951395707</text:p>
          </table:table-cell>
          <table:table-cell office:value-type="string" calcext:value-type="string">
            <text:p>NRMSE:</text:p>
          </table:table-cell>
          <table:table-cell office:value-type="float" office:value="0.93111987205828" calcext:value-type="float">
            <text:p>0.93111987205828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5</text:p>
          </table:table-cell>
          <table:table-cell table:style-name="Default" office:value-type="string" calcext:value-type="string">
            <text:p>Aff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77022949719901" calcext:value-type="float">
            <text:p>0.877022949719901</text:p>
          </table:table-cell>
          <table:table-cell office:value-type="string" calcext:value-type="string">
            <text:p>NRMSE:</text:p>
          </table:table-cell>
          <table:table-cell office:value-type="float" office:value="0.95650466578453" calcext:value-type="float">
            <text:p>0.9565046657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05983101183319" calcext:value-type="float">
            <text:p>0.905983101183319</text:p>
          </table:table-cell>
          <table:table-cell office:value-type="string" calcext:value-type="string">
            <text:p>NRMSE:</text:p>
          </table:table-cell>
          <table:table-cell office:value-type="float" office:value="0.966747483155438" calcext:value-type="float">
            <text:p>0.9667474831554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95980458508471" calcext:value-type="float">
            <text:p>0.895980458508471</text:p>
          </table:table-cell>
          <table:table-cell office:value-type="string" calcext:value-type="string">
            <text:p>NRMSE:</text:p>
          </table:table-cell>
          <table:table-cell office:value-type="float" office:value="0.963209682523617" calcext:value-type="float">
            <text:p>0.9632096825236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31224960431661" calcext:value-type="float">
            <text:p>0.831224960431661</text:p>
          </table:table-cell>
          <table:table-cell office:value-type="string" calcext:value-type="string">
            <text:p>NRMSE:</text:p>
          </table:table-cell>
          <table:table-cell office:value-type="float" office:value="0.940306530880893" calcext:value-type="float">
            <text:p>0.940306530880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02676122845765" calcext:value-type="float">
            <text:p>0.902676122845765</text:p>
          </table:table-cell>
          <table:table-cell office:value-type="string" calcext:value-type="string">
            <text:p>NRMSE:</text:p>
          </table:table-cell>
          <table:table-cell office:value-type="float" office:value="0.965577849246448" calcext:value-type="float">
            <text:p>0.965577849246448</text:p>
          </table:table-cell>
          <table:table-cell/>
          <table:table-cell office:value-type="string" calcext:value-type="string">
            <text:p>MEAN</text:p>
          </table:table-cell>
          <table:table-cell table:style-name="ce6" table:formula="of:=AVERAGE([.G41:.G50])" office:value-type="float" office:value="0.881915574219325" calcext:value-type="float">
            <text:p>0.882</text:p>
          </table:table-cell>
          <table:table-cell/>
          <table:table-cell office:value-type="string" calcext:value-type="string">
            <text:p>cat datasetRHF5Affine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90447881833724" calcext:value-type="float">
            <text:p>0.890447881833724</text:p>
          </table:table-cell>
          <table:table-cell office:value-type="string" calcext:value-type="string">
            <text:p>NRMSE:</text:p>
          </table:table-cell>
          <table:table-cell office:value-type="float" office:value="0.961252884316206" calcext:value-type="float">
            <text:p>0.961252884316206</text:p>
          </table:table-cell>
          <table:table-cell/>
          <table:table-cell office:value-type="string" calcext:value-type="string">
            <text:p>STD</text:p>
          </table:table-cell>
          <table:table-cell table:style-name="ce6" table:formula="of:=STDEV([.G41:.G50])" office:value-type="float" office:value="0.0248392859395487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83488244278312" calcext:value-type="float">
            <text:p>0.883488244278312</text:p>
          </table:table-cell>
          <table:table-cell office:value-type="string" calcext:value-type="string">
            <text:p>NRMSE:</text:p>
          </table:table-cell>
          <table:table-cell office:value-type="float" office:value="0.958791353804604" calcext:value-type="float">
            <text:p>0.958791353804604</text:p>
          </table:table-cell>
          <table:table-cell/>
          <table:table-cell office:value-type="string" calcext:value-type="string">
            <text:p>MAX</text:p>
          </table:table-cell>
          <table:table-cell table:style-name="ce6" table:formula="of:=MAX([.G41:.G50])" office:value-type="float" office:value="0.907956920206876" calcext:value-type="float">
            <text:p>0.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07956920206876" calcext:value-type="float">
            <text:p>0.907956920206876</text:p>
          </table:table-cell>
          <table:table-cell office:value-type="string" calcext:value-type="string">
            <text:p>NRMSE:</text:p>
          </table:table-cell>
          <table:table-cell office:value-type="float" office:value="0.967445596485648" calcext:value-type="float">
            <text:p>0.9674455964856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51710127982479" calcext:value-type="float">
            <text:p>0.851710127982479</text:p>
          </table:table-cell>
          <table:table-cell office:value-type="string" calcext:value-type="string">
            <text:p>NRMSE:</text:p>
          </table:table-cell>
          <table:table-cell office:value-type="float" office:value="0.947551860046402" calcext:value-type="float">
            <text:p>0.947551860046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72664975202742" calcext:value-type="float">
            <text:p>0.872664975202742</text:p>
          </table:table-cell>
          <table:table-cell office:value-type="string" calcext:value-type="string">
            <text:p>NRMSE:</text:p>
          </table:table-cell>
          <table:table-cell office:value-type="float" office:value="0.954963308615086" calcext:value-type="float">
            <text:p>0.954963308615086</text:p>
          </table:table-cell>
          <table:table-cell table:number-columns-repeated="5"/>
        </table:table-row>
      </table:table>
      <table:table table:name="datasetTanks" table:style-name="ta1">
        <table:table-column table:style-name="co3" table:default-cell-style-name="Default"/>
        <table:table-column table:style-name="co2" table:default-cell-style-name="ce5"/>
        <table:table-column table:style-name="co2" table:number-columns-repeated="12" table:default-cell-style-name="Default"/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2</text:p>
          </table:table-cell>
          <table:table-cell table:style-name="Default" office:value-type="string" calcext:value-type="string">
            <text:p>Non Aff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02082852289692" calcext:value-type="float">
            <text:p>0.902082852289692</text:p>
          </table:table-cell>
          <table:table-cell office:value-type="string" calcext:value-type="string">
            <text:p>NRMSE:</text:p>
          </table:table-cell>
          <table:table-cell office:value-type="float" office:value="0.966361990772894" calcext:value-type="float">
            <text:p>0.966361990772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87526646316271" calcext:value-type="float">
            <text:p>0.887526646316271</text:p>
          </table:table-cell>
          <table:table-cell office:value-type="string" calcext:value-type="string">
            <text:p>NRMSE:</text:p>
          </table:table-cell>
          <table:table-cell office:value-type="float" office:value="0.961361418326745" calcext:value-type="float">
            <text:p>0.961361418326745</text:p>
          </table:table-cell>
          <table:table-cell table:number-columns-repeated="4"/>
          <table:table-cell office:value-type="string" calcext:value-type="string">
            <text:p>cat datasetTankNLF2NonAffine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92568104281138" calcext:value-type="float">
            <text:p>0.892568104281138</text:p>
          </table:table-cell>
          <table:table-cell office:value-type="string" calcext:value-type="string">
            <text:p>NRMSE:</text:p>
          </table:table-cell>
          <table:table-cell office:value-type="float" office:value="0.963093337745416" calcext:value-type="float">
            <text:p>0.9630933377454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95319771961702" calcext:value-type="float">
            <text:p>0.895319771961702</text:p>
          </table:table-cell>
          <table:table-cell office:value-type="string" calcext:value-type="string">
            <text:p>NRMSE:</text:p>
          </table:table-cell>
          <table:table-cell office:value-type="float" office:value="0.964038633079207" calcext:value-type="float">
            <text:p>0.964038633079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97119679797283" calcext:value-type="float">
            <text:p>0.897119679797283</text:p>
          </table:table-cell>
          <table:table-cell office:value-type="string" calcext:value-type="string">
            <text:p>NRMSE:</text:p>
          </table:table-cell>
          <table:table-cell office:value-type="float" office:value="0.964656965187495" calcext:value-type="float">
            <text:p>0.964656965187495</text:p>
          </table:table-cell>
          <table:table-cell/>
          <table:table-cell office:value-type="string" calcext:value-type="string">
            <text:p>MEAN</text:p>
          </table:table-cell>
          <table:table-cell table:style-name="ce6" table:formula="of:=AVERAGE([.G3:.G12])" office:value-type="float" office:value="0.895512623899019" calcext:value-type="float">
            <text:p>0.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0745233268401" calcext:value-type="float">
            <text:p>0.910745233268401</text:p>
          </table:table-cell>
          <table:table-cell office:value-type="string" calcext:value-type="string">
            <text:p>NRMSE:</text:p>
          </table:table-cell>
          <table:table-cell office:value-type="float" office:value="0.969337825528136" calcext:value-type="float">
            <text:p>0.969337825528136</text:p>
          </table:table-cell>
          <table:table-cell/>
          <table:table-cell office:value-type="string" calcext:value-type="string">
            <text:p>STD</text:p>
          </table:table-cell>
          <table:table-cell table:style-name="ce6" table:formula="of:=STDEV([.G3:.G12])" office:value-type="float" office:value="0.0075252366945095" calcext:value-type="float">
            <text:p>0.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939410403905" calcext:value-type="float">
            <text:p>0.8939410403905</text:p>
          </table:table-cell>
          <table:table-cell office:value-type="string" calcext:value-type="string">
            <text:p>NRMSE:</text:p>
          </table:table-cell>
          <table:table-cell office:value-type="float" office:value="0.96356498993908" calcext:value-type="float">
            <text:p>0.96356498993908</text:p>
          </table:table-cell>
          <table:table-cell/>
          <table:table-cell office:value-type="string" calcext:value-type="string">
            <text:p>MAX</text:p>
          </table:table-cell>
          <table:table-cell table:style-name="ce6" table:formula="of:=MAX([.G3:.G12])" office:value-type="float" office:value="0.910745233268401" calcext:value-type="float">
            <text:p>0.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84362972722423" calcext:value-type="float">
            <text:p>0.884362972722423</text:p>
          </table:table-cell>
          <table:table-cell office:value-type="string" calcext:value-type="string">
            <text:p>NRMSE:</text:p>
          </table:table-cell>
          <table:table-cell office:value-type="float" office:value="0.96027458436528" calcext:value-type="float">
            <text:p>0.96027458436528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99762181051333" calcext:value-type="float">
            <text:p>0.899762181051333</text:p>
          </table:table-cell>
          <table:table-cell office:value-type="string" calcext:value-type="string">
            <text:p>NRMSE:</text:p>
          </table:table-cell>
          <table:table-cell office:value-type="float" office:value="0.965564757986253" calcext:value-type="float">
            <text:p>0.9655647579862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9169775691145" calcext:value-type="float">
            <text:p>0.89169775691145</text:p>
          </table:table-cell>
          <table:table-cell office:value-type="string" calcext:value-type="string">
            <text:p>NRMSE:</text:p>
          </table:table-cell>
          <table:table-cell office:value-type="float" office:value="0.96279434258944" calcext:value-type="float">
            <text:p>0.9627943425894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2</text:p>
          </table:table-cell>
          <table:table-cell table:style-name="Default" office:value-type="string" calcext:value-type="string">
            <text:p>Aff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04325032932334" calcext:value-type="float">
            <text:p>0.904325032932334</text:p>
          </table:table-cell>
          <table:table-cell office:value-type="string" calcext:value-type="string">
            <text:p>NRMSE:</text:p>
          </table:table-cell>
          <table:table-cell office:value-type="float" office:value="0.967132259259157" calcext:value-type="float">
            <text:p>0.967132259259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04217851726463" calcext:value-type="float">
            <text:p>0.904217851726463</text:p>
          </table:table-cell>
          <table:table-cell office:value-type="string" calcext:value-type="string">
            <text:p>NRMSE:</text:p>
          </table:table-cell>
          <table:table-cell office:value-type="float" office:value="0.967095438717747" calcext:value-type="float">
            <text:p>0.967095438717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23232866684612" calcext:value-type="float">
            <text:p>0.923232866684612</text:p>
          </table:table-cell>
          <table:table-cell office:value-type="string" calcext:value-type="string">
            <text:p>NRMSE:</text:p>
          </table:table-cell>
          <table:table-cell office:value-type="float" office:value="0.973627770015919" calcext:value-type="float">
            <text:p>0.973627770015919</text:p>
          </table:table-cell>
          <table:table-cell table:number-columns-repeated="4"/>
          <table:table-cell office:value-type="string" calcext:value-type="string">
            <text:p>cat datasetTankNLF2Affine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97799247699123" calcext:value-type="float">
            <text:p>0.897799247699123</text:p>
          </table:table-cell>
          <table:table-cell office:value-type="string" calcext:value-type="string">
            <text:p>NRMSE:</text:p>
          </table:table-cell>
          <table:table-cell office:value-type="float" office:value="0.964890420837369" calcext:value-type="float">
            <text:p>0.964890420837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07657444177313" calcext:value-type="float">
            <text:p>0.907657444177313</text:p>
          </table:table-cell>
          <table:table-cell office:value-type="string" calcext:value-type="string">
            <text:p>NRMSE:</text:p>
          </table:table-cell>
          <table:table-cell office:value-type="float" office:value="0.968277060581789" calcext:value-type="float">
            <text:p>0.968277060581789</text:p>
          </table:table-cell>
          <table:table-cell/>
          <table:table-cell office:value-type="string" calcext:value-type="string">
            <text:p>MEAN</text:p>
          </table:table-cell>
          <table:table-cell table:style-name="ce6" table:formula="of:=AVERAGE([.G16:.G25])" office:value-type="float" office:value="0.903919103631258" calcext:value-type="float">
            <text:p>0.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5304346398995" calcext:value-type="float">
            <text:p>0.85304346398995</text:p>
          </table:table-cell>
          <table:table-cell office:value-type="string" calcext:value-type="string">
            <text:p>NRMSE:</text:p>
          </table:table-cell>
          <table:table-cell office:value-type="float" office:value="0.949515223534547" calcext:value-type="float">
            <text:p>0.949515223534547</text:p>
          </table:table-cell>
          <table:table-cell/>
          <table:table-cell office:value-type="string" calcext:value-type="string">
            <text:p>STD</text:p>
          </table:table-cell>
          <table:table-cell table:style-name="ce6" table:formula="of:=STDEV([.G16:.G25])" office:value-type="float" office:value="0.0195727629835905" calcext:value-type="float">
            <text:p>0.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02584586184826" calcext:value-type="float">
            <text:p>0.902584586184826</text:p>
          </table:table-cell>
          <table:table-cell office:value-type="string" calcext:value-type="string">
            <text:p>NRMSE:</text:p>
          </table:table-cell>
          <table:table-cell office:value-type="float" office:value="0.966534354141198" calcext:value-type="float">
            <text:p>0.966534354141198</text:p>
          </table:table-cell>
          <table:table-cell/>
          <table:table-cell office:value-type="string" calcext:value-type="string">
            <text:p>MAX</text:p>
          </table:table-cell>
          <table:table-cell table:style-name="ce6" table:formula="of:=MAX([.G16:.G25])" office:value-type="float" office:value="0.923232866684612" calcext:value-type="float">
            <text:p>0.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5293258167651" calcext:value-type="float">
            <text:p>0.915293258167651</text:p>
          </table:table-cell>
          <table:table-cell office:value-type="string" calcext:value-type="string">
            <text:p>NRMSE:</text:p>
          </table:table-cell>
          <table:table-cell office:value-type="float" office:value="0.970900233207521" calcext:value-type="float">
            <text:p>0.970900233207521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1362170130092" calcext:value-type="float">
            <text:p>0.911362170130092</text:p>
          </table:table-cell>
          <table:table-cell office:value-type="string" calcext:value-type="string">
            <text:p>NRMSE:</text:p>
          </table:table-cell>
          <table:table-cell office:value-type="float" office:value="0.96954976519684" calcext:value-type="float">
            <text:p>0.969549765196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9675114620213" calcext:value-type="float">
            <text:p>0.919675114620213</text:p>
          </table:table-cell>
          <table:table-cell office:value-type="string" calcext:value-type="string">
            <text:p>NRMSE:</text:p>
          </table:table-cell>
          <table:table-cell office:value-type="float" office:value="0.972405556138487" calcext:value-type="float">
            <text:p>0.972405556138487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5</text:p>
          </table:table-cell>
          <table:table-cell table:style-name="Default" office:value-type="string" calcext:value-type="string">
            <text:p>Non Aff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6208252005435" calcext:value-type="float">
            <text:p>0.916208252005435</text:p>
          </table:table-cell>
          <table:table-cell office:value-type="string" calcext:value-type="string">
            <text:p>NRMSE:</text:p>
          </table:table-cell>
          <table:table-cell office:value-type="float" office:value="0.971214566007014" calcext:value-type="float">
            <text:p>0.971214566007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6725996481241" calcext:value-type="float">
            <text:p>0.916725996481241</text:p>
          </table:table-cell>
          <table:table-cell office:value-type="string" calcext:value-type="string">
            <text:p>NRMSE:</text:p>
          </table:table-cell>
          <table:table-cell office:value-type="float" office:value="0.971392429576998" calcext:value-type="float">
            <text:p>0.9713924295769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4617807066708" calcext:value-type="float">
            <text:p>0.914617807066708</text:p>
          </table:table-cell>
          <table:table-cell office:value-type="string" calcext:value-type="string">
            <text:p>NRMSE:</text:p>
          </table:table-cell>
          <table:table-cell office:value-type="float" office:value="0.970668191824604" calcext:value-type="float">
            <text:p>0.9706681918246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05456820600411" calcext:value-type="float">
            <text:p>0.905456820600411</text:p>
          </table:table-cell>
          <table:table-cell office:value-type="string" calcext:value-type="string">
            <text:p>NRMSE:</text:p>
          </table:table-cell>
          <table:table-cell office:value-type="float" office:value="0.967521068419883" calcext:value-type="float">
            <text:p>0.967521068419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2061551227191" calcext:value-type="float">
            <text:p>0.92061551227191</text:p>
          </table:table-cell>
          <table:table-cell office:value-type="string" calcext:value-type="string">
            <text:p>NRMSE:</text:p>
          </table:table-cell>
          <table:table-cell office:value-type="float" office:value="0.972728616048061" calcext:value-type="float">
            <text:p>0.972728616048061</text:p>
          </table:table-cell>
          <table:table-cell/>
          <table:table-cell office:value-type="string" calcext:value-type="string">
            <text:p>MEAN</text:p>
          </table:table-cell>
          <table:table-cell table:style-name="ce6" table:formula="of:=AVERAGE([.G31:.G40])" office:value-type="float" office:value="0.915984143554523" calcext:value-type="float">
            <text:p>0.916</text:p>
          </table:table-cell>
          <table:table-cell/>
          <table:table-cell office:value-type="string" calcext:value-type="string">
            <text:p>cat datasetTankNLF5NonAffine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32331017484841" calcext:value-type="float">
            <text:p>0.932331017484841</text:p>
          </table:table-cell>
          <table:table-cell office:value-type="string" calcext:value-type="string">
            <text:p>NRMSE:</text:p>
          </table:table-cell>
          <table:table-cell office:value-type="float" office:value="0.976753307143217" calcext:value-type="float">
            <text:p>0.976753307143217</text:p>
          </table:table-cell>
          <table:table-cell/>
          <table:table-cell office:value-type="string" calcext:value-type="string">
            <text:p>STD</text:p>
          </table:table-cell>
          <table:table-cell table:style-name="ce6" table:formula="of:=STDEV([.G31:.G40])" office:value-type="float" office:value="0.0072809367457656" calcext:value-type="float">
            <text:p>0.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3313719929203" calcext:value-type="float">
            <text:p>0.913313719929203</text:p>
          </table:table-cell>
          <table:table-cell office:value-type="string" calcext:value-type="string">
            <text:p>NRMSE:</text:p>
          </table:table-cell>
          <table:table-cell office:value-type="float" office:value="0.97022019169194" calcext:value-type="float">
            <text:p>0.97022019169194</text:p>
          </table:table-cell>
          <table:table-cell/>
          <table:table-cell office:value-type="string" calcext:value-type="string">
            <text:p>MAX</text:p>
          </table:table-cell>
          <table:table-cell table:style-name="ce6" table:formula="of:=MAX([.G31:.G40])" office:value-type="float" office:value="0.932331017484841" calcext:value-type="float">
            <text:p>0.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4087304993617" calcext:value-type="float">
            <text:p>0.914087304993617</text:p>
          </table:table-cell>
          <table:table-cell office:value-type="string" calcext:value-type="string">
            <text:p>NRMSE:</text:p>
          </table:table-cell>
          <table:table-cell office:value-type="float" office:value="0.970485945567979" calcext:value-type="float">
            <text:p>0.970485945567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8211615427867" calcext:value-type="float">
            <text:p>0.918211615427867</text:p>
          </table:table-cell>
          <table:table-cell office:value-type="string" calcext:value-type="string">
            <text:p>NRMSE:</text:p>
          </table:table-cell>
          <table:table-cell office:value-type="float" office:value="0.971902792317367" calcext:value-type="float">
            <text:p>0.9719027923173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08273389284002" calcext:value-type="float">
            <text:p>0.908273389284002</text:p>
          </table:table-cell>
          <table:table-cell office:value-type="string" calcext:value-type="string">
            <text:p>NRMSE:</text:p>
          </table:table-cell>
          <table:table-cell office:value-type="float" office:value="0.968488659547514" calcext:value-type="float">
            <text:p>0.96848865954751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5</text:p>
          </table:table-cell>
          <table:table-cell table:style-name="Default" office:value-type="string" calcext:value-type="string">
            <text:p>Aff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22739184709488" calcext:value-type="float">
            <text:p>0.922739184709488</text:p>
          </table:table-cell>
          <table:table-cell office:value-type="string" calcext:value-type="string">
            <text:p>NRMSE:</text:p>
          </table:table-cell>
          <table:table-cell office:value-type="float" office:value="0.973458172767399" calcext:value-type="float">
            <text:p>0.9734581727673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98909540905038" calcext:value-type="float">
            <text:p>0.898909540905038</text:p>
          </table:table-cell>
          <table:table-cell office:value-type="string" calcext:value-type="string">
            <text:p>NRMSE:</text:p>
          </table:table-cell>
          <table:table-cell office:value-type="float" office:value="0.965271845888841" calcext:value-type="float">
            <text:p>0.965271845888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3430989199984" calcext:value-type="float">
            <text:p>0.913430989199984</text:p>
          </table:table-cell>
          <table:table-cell office:value-type="string" calcext:value-type="string">
            <text:p>NRMSE:</text:p>
          </table:table-cell>
          <table:table-cell office:value-type="float" office:value="0.970260477841045" calcext:value-type="float">
            <text:p>0.970260477841045</text:p>
          </table:table-cell>
          <table:table-cell table:number-columns-repeated="4"/>
          <table:table-cell office:value-type="string" calcext:value-type="string">
            <text:p>cat datasetTankNLF5Affine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03256919957255" calcext:value-type="float">
            <text:p>0.903256919957255</text:p>
          </table:table-cell>
          <table:table-cell office:value-type="string" calcext:value-type="string">
            <text:p>NRMSE:</text:p>
          </table:table-cell>
          <table:table-cell office:value-type="float" office:value="0.96676532461133" calcext:value-type="float">
            <text:p>0.966765324611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09755870549425" calcext:value-type="float">
            <text:p>0.909755870549425</text:p>
          </table:table-cell>
          <table:table-cell office:value-type="string" calcext:value-type="string">
            <text:p>NRMSE:</text:p>
          </table:table-cell>
          <table:table-cell office:value-type="float" office:value="0.968997944383228" calcext:value-type="float">
            <text:p>0.968997944383228</text:p>
          </table:table-cell>
          <table:table-cell/>
          <table:table-cell office:value-type="string" calcext:value-type="string">
            <text:p>MEAN</text:p>
          </table:table-cell>
          <table:table-cell table:style-name="ce6" table:formula="of:=AVERAGE([.G44:.G53])" office:value-type="float" office:value="0.915206827358642" calcext:value-type="float">
            <text:p>0.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3231605325723" calcext:value-type="float">
            <text:p>0.913231605325723</text:p>
          </table:table-cell>
          <table:table-cell office:value-type="string" calcext:value-type="string">
            <text:p>NRMSE:</text:p>
          </table:table-cell>
          <table:table-cell office:value-type="float" office:value="0.970191982416505" calcext:value-type="float">
            <text:p>0.970191982416505</text:p>
          </table:table-cell>
          <table:table-cell/>
          <table:table-cell office:value-type="string" calcext:value-type="string">
            <text:p>STD</text:p>
          </table:table-cell>
          <table:table-cell table:style-name="ce6" table:formula="of:=STDEV([.G44:.G53])" office:value-type="float" office:value="0.00914524121262059" calcext:value-type="float">
            <text:p>0.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21748907659473" calcext:value-type="float">
            <text:p>0.921748907659473</text:p>
          </table:table-cell>
          <table:table-cell office:value-type="string" calcext:value-type="string">
            <text:p>NRMSE:</text:p>
          </table:table-cell>
          <table:table-cell office:value-type="float" office:value="0.973117977517388" calcext:value-type="float">
            <text:p>0.973117977517388</text:p>
          </table:table-cell>
          <table:table-cell/>
          <table:table-cell office:value-type="string" calcext:value-type="string">
            <text:p>MAX</text:p>
          </table:table-cell>
          <table:table-cell table:style-name="ce6" table:formula="of:=MAX([.G44:.G53])" office:value-type="float" office:value="0.927106951721426" calcext:value-type="float">
            <text:p>0.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2147664624436" calcext:value-type="float">
            <text:p>0.92147664624436</text:p>
          </table:table-cell>
          <table:table-cell office:value-type="string" calcext:value-type="string">
            <text:p>NRMSE:</text:p>
          </table:table-cell>
          <table:table-cell office:value-type="float" office:value="0.973024446075675" calcext:value-type="float">
            <text:p>0.9730244460756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20411657314248" calcext:value-type="float">
            <text:p>0.920411657314248</text:p>
          </table:table-cell>
          <table:table-cell office:value-type="string" calcext:value-type="string">
            <text:p>NRMSE:</text:p>
          </table:table-cell>
          <table:table-cell office:value-type="float" office:value="0.972658584647972" calcext:value-type="float">
            <text:p>0.9726585846479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27106951721426" calcext:value-type="float">
            <text:p>0.927106951721426</text:p>
          </table:table-cell>
          <table:table-cell office:value-type="string" calcext:value-type="string">
            <text:p>NRMSE:</text:p>
          </table:table-cell>
          <table:table-cell office:value-type="float" office:value="0.974958655476354" calcext:value-type="float">
            <text:p>0.974958655476354</text:p>
          </table:table-cell>
          <table:table-cell table:number-columns-repeated="5"/>
        </table:table-row>
      </table:table>
      <table:table table:name="DatasetSilver" table:style-name="ta1">
        <table:table-column table:style-name="co1" table:default-cell-style-name="Default"/>
        <table:table-column table:style-name="co2" table:default-cell-style-name="ce5"/>
        <table:table-column table:style-name="co2" table:number-columns-repeated="12" table:default-cell-style-name="Default"/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2</text:p>
          </table:table-cell>
          <table:table-cell table:style-name="Default" office:value-type="string" calcext:value-type="string">
            <text:p>Non Aff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8096591751125" calcext:value-type="float">
            <text:p>0.918096591751125</text:p>
          </table:table-cell>
          <table:table-cell office:value-type="string" calcext:value-type="string">
            <text:p>NRMSE:</text:p>
          </table:table-cell>
          <table:table-cell office:value-type="float" office:value="0.991300559173833" calcext:value-type="float">
            <text:p>0.9913005591738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92541157001746" calcext:value-type="float">
            <text:p>0.892541157001746</text:p>
          </table:table-cell>
          <table:table-cell office:value-type="string" calcext:value-type="string">
            <text:p>NRMSE:</text:p>
          </table:table-cell>
          <table:table-cell office:value-type="float" office:value="0.988586166731047" calcext:value-type="float">
            <text:p>0.988586166731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30986422893339" calcext:value-type="float">
            <text:p>0.930986422893339</text:p>
          </table:table-cell>
          <table:table-cell office:value-type="string" calcext:value-type="string">
            <text:p>NRMSE:</text:p>
          </table:table-cell>
          <table:table-cell office:value-type="float" office:value="0.9926696636553" calcext:value-type="float">
            <text:p>0.99266966365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09618904622972" calcext:value-type="float">
            <text:p>0.909618904622972</text:p>
          </table:table-cell>
          <table:table-cell office:value-type="string" calcext:value-type="string">
            <text:p>NRMSE:</text:p>
          </table:table-cell>
          <table:table-cell office:value-type="float" office:value="0.990400094356911" calcext:value-type="float">
            <text:p>0.9904000943569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2290825771344" calcext:value-type="float">
            <text:p>0.912290825771344</text:p>
          </table:table-cell>
          <table:table-cell office:value-type="string" calcext:value-type="string">
            <text:p>NRMSE:</text:p>
          </table:table-cell>
          <table:table-cell office:value-type="float" office:value="0.990683894755691" calcext:value-type="float">
            <text:p>0.990683894755691</text:p>
          </table:table-cell>
          <table:table-cell/>
          <table:table-cell office:value-type="string" calcext:value-type="string">
            <text:p>MEAN</text:p>
          </table:table-cell>
          <table:table-cell table:style-name="ce6" table:formula="of:=AVERAGE([.G4:.G13])" office:value-type="float" office:value="0.905334430771047" calcext:value-type="float">
            <text:p>0.905</text:p>
          </table:table-cell>
          <table:table-cell/>
          <table:table-cell office:value-type="string" calcext:value-type="string">
            <text:p>cat datasetSilverNLF2NonAffine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09920108003393" calcext:value-type="float">
            <text:p>0.909920108003393</text:p>
          </table:table-cell>
          <table:table-cell office:value-type="string" calcext:value-type="string">
            <text:p>NRMSE:</text:p>
          </table:table-cell>
          <table:table-cell office:value-type="float" office:value="0.990432086932564" calcext:value-type="float">
            <text:p>0.990432086932564</text:p>
          </table:table-cell>
          <table:table-cell/>
          <table:table-cell office:value-type="string" calcext:value-type="string">
            <text:p>STD</text:p>
          </table:table-cell>
          <table:table-cell table:style-name="ce6" table:formula="of:=STDEV([.G4:.G13])" office:value-type="float" office:value="0.0150494860529335" calcext:value-type="float">
            <text:p>0.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88925385223538" calcext:value-type="float">
            <text:p>0.888925385223538</text:p>
          </table:table-cell>
          <table:table-cell office:value-type="string" calcext:value-type="string">
            <text:p>NRMSE:</text:p>
          </table:table-cell>
          <table:table-cell office:value-type="float" office:value="0.988202114427267" calcext:value-type="float">
            <text:p>0.988202114427267</text:p>
          </table:table-cell>
          <table:table-cell/>
          <table:table-cell office:value-type="string" calcext:value-type="string">
            <text:p>MAX</text:p>
          </table:table-cell>
          <table:table-cell table:style-name="ce6" table:formula="of:=MAX([.G4:.G13])" office:value-type="float" office:value="0.930986422893339" calcext:value-type="float">
            <text:p>0.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09389817024173" calcext:value-type="float">
            <text:p>0.909389817024173</text:p>
          </table:table-cell>
          <table:table-cell office:value-type="string" calcext:value-type="string">
            <text:p>NRMSE:</text:p>
          </table:table-cell>
          <table:table-cell office:value-type="float" office:value="0.990375761620919" calcext:value-type="float">
            <text:p>0.990375761620919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02125864104074" calcext:value-type="float">
            <text:p>0.902125864104074</text:p>
          </table:table-cell>
          <table:table-cell office:value-type="string" calcext:value-type="string">
            <text:p>NRMSE:</text:p>
          </table:table-cell>
          <table:table-cell office:value-type="float" office:value="0.98960421462497" calcext:value-type="float">
            <text:p>0.989604214624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79449231314771" calcext:value-type="float">
            <text:p>0.879449231314771</text:p>
          </table:table-cell>
          <table:table-cell office:value-type="string" calcext:value-type="string">
            <text:p>NRMSE:</text:p>
          </table:table-cell>
          <table:table-cell office:value-type="float" office:value="0.987195596603998" calcext:value-type="float">
            <text:p>0.987195596603998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2</text:p>
          </table:table-cell>
          <table:table-cell table:style-name="Default" office:value-type="string" calcext:value-type="string">
            <text:p>Aff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3030351524891" calcext:value-type="float">
            <text:p>0.963030351524891</text:p>
          </table:table-cell>
          <table:table-cell office:value-type="string" calcext:value-type="string">
            <text:p>NRMSE:</text:p>
          </table:table-cell>
          <table:table-cell office:value-type="float" office:value="0.996073237046545" calcext:value-type="float">
            <text:p>0.996073237046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30539167059807" calcext:value-type="float">
            <text:p>0.930539167059807</text:p>
          </table:table-cell>
          <table:table-cell office:value-type="string" calcext:value-type="string">
            <text:p>NRMSE:</text:p>
          </table:table-cell>
          <table:table-cell office:value-type="float" office:value="0.992622157992946" calcext:value-type="float">
            <text:p>0.992622157992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57857369267066" calcext:value-type="float">
            <text:p>0.957857369267066</text:p>
          </table:table-cell>
          <table:table-cell office:value-type="string" calcext:value-type="string">
            <text:p>NRMSE:</text:p>
          </table:table-cell>
          <table:table-cell office:value-type="float" office:value="0.995523784294713" calcext:value-type="float">
            <text:p>0.9955237842947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327958640442" calcext:value-type="float">
            <text:p>0.96327958640442</text:p>
          </table:table-cell>
          <table:table-cell office:value-type="string" calcext:value-type="string">
            <text:p>NRMSE:</text:p>
          </table:table-cell>
          <table:table-cell office:value-type="float" office:value="0.996099709743257" calcext:value-type="float">
            <text:p>0.9960997097432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58467641082022" calcext:value-type="float">
            <text:p>0.958467641082022</text:p>
          </table:table-cell>
          <table:table-cell office:value-type="string" calcext:value-type="string">
            <text:p>NRMSE:</text:p>
          </table:table-cell>
          <table:table-cell office:value-type="float" office:value="0.995588604839494" calcext:value-type="float">
            <text:p>0.995588604839494</text:p>
          </table:table-cell>
          <table:table-cell/>
          <table:table-cell office:value-type="string" calcext:value-type="string">
            <text:p>MEAN</text:p>
          </table:table-cell>
          <table:table-cell table:style-name="ce6" table:formula="of:=AVERAGE([.G16:.G25])" office:value-type="float" office:value="0.951306453583327" calcext:value-type="float">
            <text:p>0.951</text:p>
          </table:table-cell>
          <table:table-cell/>
          <table:table-cell office:value-type="string" calcext:value-type="string">
            <text:p>cat datasetSilverNLF2Affine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0318101700134" calcext:value-type="float">
            <text:p>0.960318101700134</text:p>
          </table:table-cell>
          <table:table-cell office:value-type="string" calcext:value-type="string">
            <text:p>NRMSE:</text:p>
          </table:table-cell>
          <table:table-cell office:value-type="float" office:value="0.995785153102778" calcext:value-type="float">
            <text:p>0.995785153102778</text:p>
          </table:table-cell>
          <table:table-cell/>
          <table:table-cell office:value-type="string" calcext:value-type="string">
            <text:p>STD</text:p>
          </table:table-cell>
          <table:table-cell table:style-name="ce6" table:formula="of:=STDEV([.G16:.G25])" office:value-type="float" office:value="0.0133992446642665" calcext:value-type="float">
            <text:p>0.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37765307531515" calcext:value-type="float">
            <text:p>0.937765307531515</text:p>
          </table:table-cell>
          <table:table-cell office:value-type="string" calcext:value-type="string">
            <text:p>NRMSE:</text:p>
          </table:table-cell>
          <table:table-cell office:value-type="float" office:value="0.993389688707225" calcext:value-type="float">
            <text:p>0.993389688707225</text:p>
          </table:table-cell>
          <table:table-cell/>
          <table:table-cell office:value-type="string" calcext:value-type="string">
            <text:p>MAX</text:p>
          </table:table-cell>
          <table:table-cell table:style-name="ce6" table:formula="of:=MAX([.G16:.G25])" office:value-type="float" office:value="0.96327958640442" calcext:value-type="float">
            <text:p>0.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29146444148561" calcext:value-type="float">
            <text:p>0.929146444148561</text:p>
          </table:table-cell>
          <table:table-cell office:value-type="string" calcext:value-type="string">
            <text:p>NRMSE:</text:p>
          </table:table-cell>
          <table:table-cell office:value-type="float" office:value="0.992474228733191" calcext:value-type="float">
            <text:p>0.992474228733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55015247078985" calcext:value-type="float">
            <text:p>0.955015247078985</text:p>
          </table:table-cell>
          <table:table-cell office:value-type="string" calcext:value-type="string">
            <text:p>NRMSE:</text:p>
          </table:table-cell>
          <table:table-cell office:value-type="float" office:value="0.995221905846373" calcext:value-type="float">
            <text:p>0.9952219058463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57645320035872" calcext:value-type="float">
            <text:p>0.957645320035872</text:p>
          </table:table-cell>
          <table:table-cell office:value-type="string" calcext:value-type="string">
            <text:p>NRMSE:</text:p>
          </table:table-cell>
          <table:table-cell office:value-type="float" office:value="0.995501261303564" calcext:value-type="float">
            <text:p>0.99550126130356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5</text:p>
          </table:table-cell>
          <table:table-cell table:style-name="Default" office:value-type="string" calcext:value-type="string">
            <text:p>Non Aff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72361360506162" calcext:value-type="float">
            <text:p>0.972361360506162</text:p>
          </table:table-cell>
          <table:table-cell office:value-type="string" calcext:value-type="string">
            <text:p>NRMSE:</text:p>
          </table:table-cell>
          <table:table-cell office:value-type="float" office:value="0.997064338176724" calcext:value-type="float">
            <text:p>0.9970643381767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73506091012671" calcext:value-type="float">
            <text:p>0.973506091012671</text:p>
          </table:table-cell>
          <table:table-cell office:value-type="string" calcext:value-type="string">
            <text:p>NRMSE:</text:p>
          </table:table-cell>
          <table:table-cell office:value-type="float" office:value="0.997185926710293" calcext:value-type="float">
            <text:p>0.9971859267102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6954318654399" calcext:value-type="float">
            <text:p>0.966954318654399</text:p>
          </table:table-cell>
          <table:table-cell office:value-type="string" calcext:value-type="string">
            <text:p>NRMSE:</text:p>
          </table:table-cell>
          <table:table-cell office:value-type="float" office:value="0.996490024584168" calcext:value-type="float">
            <text:p>0.996490024584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5547956683019" calcext:value-type="float">
            <text:p>0.965547956683019</text:p>
          </table:table-cell>
          <table:table-cell office:value-type="string" calcext:value-type="string">
            <text:p>NRMSE:</text:p>
          </table:table-cell>
          <table:table-cell office:value-type="float" office:value="0.996340646639931" calcext:value-type="float">
            <text:p>0.9963406466399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5552825112958" calcext:value-type="float">
            <text:p>0.965552825112958</text:p>
          </table:table-cell>
          <table:table-cell office:value-type="string" calcext:value-type="string">
            <text:p>NRMSE:</text:p>
          </table:table-cell>
          <table:table-cell office:value-type="float" office:value="0.996341163744397" calcext:value-type="float">
            <text:p>0.996341163744397</text:p>
          </table:table-cell>
          <table:table-cell/>
          <table:table-cell office:value-type="string" calcext:value-type="string">
            <text:p>MEAN</text:p>
          </table:table-cell>
          <table:table-cell table:style-name="ce6" table:formula="of:=AVERAGE([.G29:.G38])" office:value-type="float" office:value="0.96633552625164" calcext:value-type="float">
            <text:p>0.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3597536662359" calcext:value-type="float">
            <text:p>0.963597536662359</text:p>
          </table:table-cell>
          <table:table-cell office:value-type="string" calcext:value-type="string">
            <text:p>NRMSE:</text:p>
          </table:table-cell>
          <table:table-cell office:value-type="float" office:value="0.996133481102884" calcext:value-type="float">
            <text:p>0.996133481102884</text:p>
          </table:table-cell>
          <table:table-cell/>
          <table:table-cell office:value-type="string" calcext:value-type="string">
            <text:p>STD</text:p>
          </table:table-cell>
          <table:table-cell table:style-name="ce6" table:formula="of:=STDEV([.G29:.G38])" office:value-type="float" office:value="0.00391599048020295" calcext:value-type="float">
            <text:p>0.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6324040352401" calcext:value-type="float">
            <text:p>0.966324040352401</text:p>
          </table:table-cell>
          <table:table-cell office:value-type="string" calcext:value-type="string">
            <text:p>NRMSE:</text:p>
          </table:table-cell>
          <table:table-cell office:value-type="float" office:value="0.996423079033189" calcext:value-type="float">
            <text:p>0.996423079033189</text:p>
          </table:table-cell>
          <table:table-cell/>
          <table:table-cell office:value-type="string" calcext:value-type="string">
            <text:p>MAX</text:p>
          </table:table-cell>
          <table:table-cell table:style-name="ce6" table:formula="of:=MAX([.G29:.G38])" office:value-type="float" office:value="0.973506091012671" calcext:value-type="float">
            <text:p>0.974</text:p>
          </table:table-cell>
          <table:table-cell/>
          <table:table-cell office:value-type="string" calcext:value-type="string">
            <text:p>cat datasetSilverNLF5NonAffine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0809149532277" calcext:value-type="float">
            <text:p>0.960809149532277</text:p>
          </table:table-cell>
          <table:table-cell office:value-type="string" calcext:value-type="string">
            <text:p>NRMSE:</text:p>
          </table:table-cell>
          <table:table-cell office:value-type="float" office:value="0.995837310169864" calcext:value-type="float">
            <text:p>0.995837310169864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3176885185054" calcext:value-type="float">
            <text:p>0.963176885185054</text:p>
          </table:table-cell>
          <table:table-cell office:value-type="string" calcext:value-type="string">
            <text:p>NRMSE:</text:p>
          </table:table-cell>
          <table:table-cell office:value-type="float" office:value="0.996088801245067" calcext:value-type="float">
            <text:p>0.9960888012450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5525098815104" calcext:value-type="float">
            <text:p>0.965525098815104</text:p>
          </table:table-cell>
          <table:table-cell office:value-type="string" calcext:value-type="string">
            <text:p>NRMSE:</text:p>
          </table:table-cell>
          <table:table-cell office:value-type="float" office:value="0.996338218771866" calcext:value-type="float">
            <text:p>0.996338218771866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5</text:p>
          </table:table-cell>
          <table:table-cell table:style-name="Default" office:value-type="string" calcext:value-type="string">
            <text:p>Aff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2477585045784" calcext:value-type="float">
            <text:p>0.982477585045784</text:p>
          </table:table-cell>
          <table:table-cell office:value-type="string" calcext:value-type="string">
            <text:p>NRMSE:</text:p>
          </table:table-cell>
          <table:table-cell office:value-type="float" office:value="0.998138841651589" calcext:value-type="float">
            <text:p>0.9981388416515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90827565743019" calcext:value-type="float">
            <text:p>0.990827565743019</text:p>
          </table:table-cell>
          <table:table-cell office:value-type="string" calcext:value-type="string">
            <text:p>NRMSE:</text:p>
          </table:table-cell>
          <table:table-cell office:value-type="float" office:value="0.999025742020307" calcext:value-type="float">
            <text:p>0.9990257420203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5157312163696" calcext:value-type="float">
            <text:p>0.985157312163696</text:p>
          </table:table-cell>
          <table:table-cell office:value-type="string" calcext:value-type="string">
            <text:p>NRMSE:</text:p>
          </table:table-cell>
          <table:table-cell office:value-type="float" office:value="0.998423471168125" calcext:value-type="float">
            <text:p>0.998423471168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5395524851223" calcext:value-type="float">
            <text:p>0.985395524851223</text:p>
          </table:table-cell>
          <table:table-cell office:value-type="string" calcext:value-type="string">
            <text:p>NRMSE:</text:p>
          </table:table-cell>
          <table:table-cell office:value-type="float" office:value="0.99844877313325" calcext:value-type="float">
            <text:p>0.99844877313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9197680843466" calcext:value-type="float">
            <text:p>0.989197680843466</text:p>
          </table:table-cell>
          <table:table-cell office:value-type="string" calcext:value-type="string">
            <text:p>NRMSE:</text:p>
          </table:table-cell>
          <table:table-cell office:value-type="float" office:value="0.998852622396347" calcext:value-type="float">
            <text:p>0.998852622396347</text:p>
          </table:table-cell>
          <table:table-cell/>
          <table:table-cell office:value-type="string" calcext:value-type="string">
            <text:p>MEAN</text:p>
          </table:table-cell>
          <table:table-cell table:style-name="ce6" table:formula="of:=AVERAGE([.G42:.G51])" office:value-type="float" office:value="0.986454178257511" calcext:value-type="float">
            <text:p>0.986</text:p>
          </table:table-cell>
          <table:table-cell/>
          <table:table-cell office:value-type="string" calcext:value-type="string">
            <text:p>cat datasetSilverNLF5Affine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4718149613941" calcext:value-type="float">
            <text:p>0.984718149613941</text:p>
          </table:table-cell>
          <table:table-cell office:value-type="string" calcext:value-type="string">
            <text:p>NRMSE:</text:p>
          </table:table-cell>
          <table:table-cell office:value-type="float" office:value="0.998376825140855" calcext:value-type="float">
            <text:p>0.998376825140855</text:p>
          </table:table-cell>
          <table:table-cell/>
          <table:table-cell office:value-type="string" calcext:value-type="string">
            <text:p>STD</text:p>
          </table:table-cell>
          <table:table-cell table:style-name="ce6" table:formula="of:=STDEV([.G42:.G51])" office:value-type="float" office:value="0.00286218272718928" calcext:value-type="float">
            <text:p>0.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9234848136794" calcext:value-type="float">
            <text:p>0.989234848136794</text:p>
          </table:table-cell>
          <table:table-cell office:value-type="string" calcext:value-type="string">
            <text:p>NRMSE:</text:p>
          </table:table-cell>
          <table:table-cell office:value-type="float" office:value="0.998856570152318" calcext:value-type="float">
            <text:p>0.998856570152318</text:p>
          </table:table-cell>
          <table:table-cell/>
          <table:table-cell office:value-type="string" calcext:value-type="string">
            <text:p>MAX</text:p>
          </table:table-cell>
          <table:table-cell table:style-name="ce6" table:formula="of:=MAX([.G42:.G51])" office:value-type="float" office:value="0.990827565743019" calcext:value-type="float">
            <text:p>0.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8965826703822" calcext:value-type="float">
            <text:p>0.988965826703822</text:p>
          </table:table-cell>
          <table:table-cell office:value-type="string" calcext:value-type="string">
            <text:p>NRMSE:</text:p>
          </table:table-cell>
          <table:table-cell office:value-type="float" office:value="0.998827995809844" calcext:value-type="float">
            <text:p>0.9988279958098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5279348756103" calcext:value-type="float">
            <text:p>0.985279348756103</text:p>
          </table:table-cell>
          <table:table-cell office:value-type="string" calcext:value-type="string">
            <text:p>NRMSE:</text:p>
          </table:table-cell>
          <table:table-cell office:value-type="float" office:value="0.998436433389563" calcext:value-type="float">
            <text:p>0.998436433389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3287940717263" calcext:value-type="float">
            <text:p>0.983287940717263</text:p>
          </table:table-cell>
          <table:table-cell office:value-type="string" calcext:value-type="string">
            <text:p>NRMSE:</text:p>
          </table:table-cell>
          <table:table-cell office:value-type="float" office:value="0.998224914274974" calcext:value-type="float">
            <text:p>0.99822491427497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8" loext:min-decimal-places="8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20:03:12.614336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6:06:51.689199404</meta:creation-date>
    <dc:date>2021-02-06T19:13:52.336948261</dc:date>
    <meta:editing-duration>PT3H46M42S</meta:editing-duration>
    <meta:editing-cycles>139</meta:editing-cycles>
    <meta:generator>LibreOffice/6.0.7.3$Linux_X86_64 LibreOffice_project/00m0$Build-3</meta:generator>
    <meta:document-statistic meta:table-count="3" meta:cell-count="1188" meta:object-count="0"/>
  </office:meta>
</office:document-meta>
</file>